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6ffee" draw:textarea-horizontal-align="justify" draw:textarea-vertical-align="middle" draw:auto-grow-height="false" fo:min-height="0.766cm" fo:min-width="3.945cm"/>
    </style:style>
    <style:style style:name="gr2" style:family="graphic" style:parent-style-name="standard">
      <style:graphic-properties draw:fill-color="#e3d6ff" draw:textarea-horizontal-align="justify" draw:textarea-vertical-align="middle" draw:auto-grow-height="false" fo:min-height="0.766cm" fo:min-width="4.326cm"/>
    </style:style>
    <style:style style:name="gr3" style:family="graphic" style:parent-style-name="standard">
      <style:graphic-properties draw:fill-color="#ffd6d6" draw:textarea-horizontal-align="justify" draw:textarea-vertical-align="middle" draw:auto-grow-height="false" fo:min-height="0.766cm" fo:min-width="4.707cm"/>
    </style:style>
    <style:style style:name="gr4" style:family="graphic" style:parent-style-name="standard">
      <style:graphic-properties draw:fill-color="#fff7d6" draw:textarea-horizontal-align="justify" draw:textarea-vertical-align="middle" draw:auto-grow-height="false" fo:min-height="0.766cm" fo:min-width="3.945cm"/>
    </style:style>
    <style:style style:name="gr5" style:family="graphic" style:parent-style-name="standard">
      <style:graphic-properties draw:fill-color="#e9ffd6" draw:textarea-horizontal-align="justify" draw:textarea-vertical-align="middle" draw:auto-grow-height="false" fo:min-height="0.766cm" fo:min-width="4.32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7.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0cm"/>
    </style:style>
    <style:style style:name="gr13" style:family="graphic" style:parent-style-name="standard">
      <style:graphic-properties draw:stroke="none" draw:fill="none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-color="#d6ffee"/>
      <style:paragraph-properties fo:text-align="center"/>
    </style:style>
    <style:style style:name="P3" style:family="paragraph">
      <loext:graphic-properties draw:fill-color="#e3d6ff"/>
      <style:paragraph-properties fo:text-align="center"/>
    </style:style>
    <style:style style:name="P4" style:family="paragraph">
      <loext:graphic-properties draw:fill-color="#ffd6d6"/>
      <style:paragraph-properties fo:text-align="center"/>
    </style:style>
    <style:style style:name="P5" style:family="paragraph">
      <loext:graphic-properties draw:fill-color="#fff7d6"/>
      <style:paragraph-properties fo:text-align="center"/>
    </style:style>
    <style:style style:name="P6" style:family="paragraph">
      <loext:graphic-properties draw:fill-color="#e9ffd6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4pt" style:font-size-asian="18pt" style:font-size-complex="18pt"/>
    </style:style>
    <style:style style:name="P12" style:family="paragraph">
      <loext:graphic-properties draw:fill="none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445cm" svg:height="1.016cm" svg:x="7.731cm" svg:y="8.747cm">
          <text:p text:style-name="P1">sma1(4%,4%)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4.826cm" svg:height="1.016cm" svg:x="8.112cm" svg:y="3.921cm">
          <text:p text:style-name="P1">c1 (5%,5%)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5.207cm" svg:height="1.016cm" svg:x="4.683cm" svg:y="20.177cm">
          <text:p text:style-name="P1">benny(0%,0%)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4.445cm" svg:height="1.016cm" svg:x="5.953cm" svg:y="16.494cm">
          <text:p text:style-name="P1">a1(3%,3%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" draw:id="id3" draw:layer="layout" svg:width="4.826cm" svg:height="1.016cm" svg:x="6.842cm" svg:y="12.557cm">
          <text:p text:style-name="P1">ma1(3.5%,3.5%)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curve" draw:line-skew="-0.416cm" svg:x1="4.683cm" svg:y1="20.685cm" svg:x2="5.953cm" svg:y2="17.002cm" draw:start-shape="id1" draw:end-shape="id2" draw:end-glue-point="3" svg:d="M4683 20685c-1377 0-2012-3683 1270-3683" svg:viewBox="0 0 2391 3684">
          <text:p text:style-name="P1"><text:s text:c="2"/>7,599.00</text:p>
        </draw:connector>
        <draw:connector draw:style-name="gr6" draw:text-style-name="P7" draw:layer="layout" draw:type="curve" draw:line-skew="-0.702cm" svg:x1="5.953cm" svg:y1="17.002cm" svg:x2="6.842cm" svg:y2="13.065cm" draw:start-shape="id2" draw:start-glue-point="3" draw:end-shape="id3" draw:end-glue-point="3" svg:d="M5953 17002c-1806 0-2250-3937 889-3937" svg:viewBox="0 0 2304 3938">
          <text:p text:style-name="P1"><text:s text:c="4"/>7,371.03</text:p>
        </draw:connector>
        <draw:connector draw:style-name="gr6" draw:text-style-name="P7" draw:layer="layout" draw:type="curve" draw:line-skew="-1.354cm" svg:x1="7.731cm" svg:y1="9.255cm" svg:x2="8.112cm" svg:y2="4.429cm" draw:start-shape="id4" draw:start-glue-point="3" draw:end-shape="id5" draw:end-glue-point="3" svg:d="M7731 9255c-2784 0-2974-4826 381-4826" svg:viewBox="0 0 2494 4827">
          <text:p text:style-name="P1"><text:tab/><text:tab/>7,295.04 <text:tab/></text:p>
        </draw:connector>
        <draw:connector draw:style-name="gr7" draw:text-style-name="P9" draw:layer="layout" draw:type="curve" draw:line-skew="0.945cm" svg:x1="12.938cm" svg:y1="4.429cm" svg:x2="12.176cm" svg:y2="9.255cm" draw:start-shape="id5" draw:start-glue-point="1" draw:end-shape="id4" svg:d="M12938 4429c2169 0 2550 4826-762 4826" svg:viewBox="0 0 2440 4827">
          <text:p text:style-name="P8">1,485.00</text:p>
        </draw:connector>
        <draw:connector draw:style-name="gr7" draw:text-style-name="P9" draw:layer="layout" draw:type="curve" draw:line-skew="1.153cm" svg:x1="12.176cm" svg:y1="9.255cm" svg:x2="11.658cm" svg:y2="13.065cm" draw:start-shape="id4" draw:start-glue-point="1" svg:d="M12176 9255c2479 0 2738 3810-518 3810" svg:viewBox="0 0 2412 3811">
          <text:p text:style-name="P8">1,477.50</text:p>
        </draw:connector>
        <draw:connector draw:style-name="gr7" draw:text-style-name="P9" draw:layer="layout" draw:type="curve" draw:line-skew="1.687cm" svg:x1="11.668cm" svg:y1="12.938cm" svg:x2="10.398cm" svg:y2="17.002cm" draw:end-shape="id2" draw:end-glue-point="1" svg:d="M11668 12938c1953 0 2588 4064-1270 4064" svg:viewBox="0 0 2822 4065">
          <text:p text:style-name="P8">1,470.00</text:p>
        </draw:connector>
        <draw:frame draw:style-name="gr8" draw:text-style-name="P10" draw:layer="layout" svg:width="18.07cm" svg:height="3.095cm" svg:x="1.599cm" svg:y="23.559cm">
          <draw:text-box>
            <text:p>csv<text:tab/>entry:</text:p>
            <text:p/>
            <text:p>Player <text:tab/><text:tab/>Turnover <text:s/><text:tab/><text:tab/><text:tab/>Banker Turnover</text:p>
            <text:p>Benny <text:s text:c="2"/><text:tab/><text:tab/>7,599.00 <text:tab/> <text:tab/><text:tab/>1500.00</text:p>
          </draw:text-box>
        </draw:frame>
        <draw:frame draw:style-name="gr9" draw:text-style-name="P11" draw:layer="layout" svg:width="4.735cm" svg:height="2.384cm" svg:x="15.446cm" svg:y="3.727cm">
          <draw:text-box>
            <text:p><text:span text:style-name="T1">Company</text:span></text:p>
            <text:p><text:span text:style-name="T1">7295.04-1485.00</text:span></text:p>
            <text:p><text:span text:style-name="T1">Bal: 5,810.04</text:span></text:p>
          </draw:text-box>
        </draw:frame>
        <draw:frame draw:style-name="gr10" draw:text-style-name="P11" draw:layer="layout" svg:width="5.08cm" svg:height="3.4cm" svg:x="15.224cm" svg:y="8.395cm">
          <draw:text-box>
            <text:p><text:span text:style-name="T1">Super</text:span></text:p>
            <text:p><text:span text:style-name="T1">Master Agent</text:span></text:p>
            <text:p><text:span text:style-name="T1">(7333.03+1485.00)-</text:span></text:p>
            <text:p><text:span text:style-name="T1">(7295.04+1477.50)</text:span></text:p>
            <text:p><text:span text:style-name="T1">Bal:45.49</text:span></text:p>
          </draw:text-box>
        </draw:frame>
        <draw:frame draw:style-name="gr11" draw:text-style-name="P10" draw:layer="layout" svg:width="5.08cm" svg:height="2.627cm" svg:x="14.918cm" svg:y="12.461cm">
          <draw:text-box>
            <text:p><text:span text:style-name="T1">Master Agent</text:span></text:p>
            <text:p><text:span text:style-name="T1">(7371.03+1477.50)-</text:span></text:p>
            <text:p><text:span text:style-name="T1">(7333.03+1470.00)</text:span></text:p>
            <text:p><text:span text:style-name="T1">Bal:45.49 </text:span><text:tab/></text:p>
          </draw:text-box>
        </draw:frame>
        <draw:frame draw:style-name="gr12" draw:text-style-name="P11" draw:layer="layout" svg:width="6.763cm" svg:height="3.175cm" svg:x="13.827cm" svg:y="16.113cm">
          <draw:text-box>
            <text:p><text:span text:style-name="T2">Agent</text:span></text:p>
            <text:p><text:span text:style-name="T1">(7599.00+1470.00) - </text:span></text:p>
            <text:p><text:span text:style-name="T1">(7371.03+1425.00)</text:span></text:p>
            <text:p><text:span text:style-name="T1">Bal: 272.97 </text:span></text:p>
          </draw:text-box>
        </draw:frame>
        <draw:frame draw:style-name="gr9" draw:text-style-name="P11" draw:layer="layout" svg:width="7.493cm" svg:height="2.384cm" svg:x="13.446cm" svg:y="19.796cm">
          <draw:text-box>
            <text:p><text:span text:style-name="T1">Player</text:span></text:p>
            <text:p><text:span text:style-name="T1">7,599.00 – 1425.00</text:span></text:p>
            <text:p><text:span text:style-name="T1">Bal: -6,174.00</text:span></text:p>
          </draw:text-box>
        </draw:frame>
        <draw:connector draw:style-name="gr6" draw:text-style-name="P7" draw:layer="layout" draw:type="curve" draw:line-skew="-0.909cm" svg:x1="6.842cm" svg:y1="13.065cm" svg:x2="7.821cm" svg:y2="9.382cm" draw:start-shape="id3" draw:start-glue-point="3" svg:d="M6842 13065c-2115 0-2604-3683 979-3683" svg:viewBox="0 0 2631 3684">
          <text:p text:style-name="P1"><text:s text:c="6"/>7,333.03</text:p>
        </draw:connector>
        <draw:connector draw:style-name="gr7" draw:text-style-name="P9" draw:layer="layout" draw:type="curve" draw:line-skew="1.153cm" svg:x1="10.408cm" svg:y1="17.002cm" svg:x2="9.89cm" svg:y2="20.812cm" svg:d="M10408 17002c2479 0 2738 3810-518 3810" svg:viewBox="0 0 2412 3811">
          <text:p text:style-name="P8">1,425.00 <text:tab/></text:p>
        </draw:connector>
        <draw:frame draw:style-name="gr13" draw:text-style-name="P12" draw:layer="layout" svg:width="5.207cm" svg:height="1.673cm" svg:x="2.778cm" svg:y="21.627cm">
          <draw:text-box>
            <text:p>PAY: 7,599.00</text:p>
          </draw:text-box>
        </draw:frame>
        <draw:frame draw:style-name="gr13" draw:text-style-name="P12" draw:layer="layout" svg:width="5.074cm" svg:height="1.673cm" svg:x="12.944cm" svg:y="2.45cm">
          <draw:text-box>
            <text:p>PAY: 1500.0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7T09:40:59.116625919</meta:creation-date>
    <dc:date>2017-06-20T06:06:26.113741482</dc:date>
    <meta:editing-duration>P2DT2H54M36S</meta:editing-duration>
    <meta:editing-cycles>19</meta:editing-cycles>
    <meta:generator>LibreOffice/5.1.6.2$Linux_X86_64 LibreOffice_project/10m0$Build-2</meta:generator>
    <meta:document-statistic meta:object-count="21"/>
  </office:meta>
</office:document-meta>
</file>